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55cd77" officeooo:paragraph-rsid="0034c560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50728e" officeooo:paragraph-rsid="0050728e" fo:background-color="transparent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56d8fe" officeooo:paragraph-rsid="0056d8fe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31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33" style:family="paragraph" style:parent-style-name="Table_20_Contents" style:list-style-name="L2">
      <style:text-properties style:font-name="Liberation Sans" fo:font-size="12pt" fo:font-weight="normal" officeooo:rsid="0050728e" officeooo:paragraph-rsid="0050728e" style:font-size-asian="12pt" style:font-weight-asian="normal" style:font-size-complex="12pt" style:font-weight-complex="normal"/>
    </style:style>
    <style:style style:name="P34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35" style:family="paragraph" style:parent-style-name="Table_20_Contents" style:list-style-name="L2">
      <style:text-properties style:font-name="Liberation Sans" fo:font-size="12pt" fo:font-weight="normal" officeooo:rsid="005cace7" officeooo:paragraph-rsid="005cace7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502163"/>
    </style:style>
    <style:style style:name="T5" style:family="text">
      <style:text-properties fo:color="#ffffff" officeooo:rsid="00596d71"/>
    </style:style>
    <style:style style:name="T6" style:family="text">
      <style:text-properties officeooo:rsid="003912ca"/>
    </style:style>
    <style:style style:name="T7" style:family="text">
      <style:text-properties officeooo:rsid="004aeaa9"/>
    </style:style>
    <style:style style:name="T8" style:family="text">
      <style:text-properties officeooo:rsid="002ae730"/>
    </style:style>
    <style:style style:name="T9" style:family="text">
      <style:text-properties officeooo:rsid="0055cd77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35801a"/>
    </style:style>
    <style:style style:name="T13" style:family="text">
      <style:text-properties officeooo:rsid="0050216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50728e" fo:background-color="transparent" loext:char-shading-value="0"/>
    </style:style>
    <style:style style:name="T16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463706043680">
          <table:table-cell table:style-name="Tabela1.A1" table:number-columns-spanned="2" office:value-type="string">
            <text:p text:style-name="P20"><text:span text:style-name="T1">Nome do caso de uso: </text:span><text:span text:style-name="T2">UC - </text:span><text:span text:style-name="T3">0</text:span><text:span text:style-name="T4">1</text:span><text:span text:style-name="T5">5</text:span></text:p>
          </table:table-cell>
          <table:covered-table-cell/>
        </table:table-row>
        <table:table-row table:style-name="TableLine94463706215280">
          <table:table-cell table:style-name="Tabela1.A8" office:value-type="string">
            <text:p text:style-name="P21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463706259984">
          <table:table-cell table:style-name="Tabela1.A8" office:value-type="string">
            <text:p text:style-name="P21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463706260624">
          <table:table-cell table:style-name="Tabela1.A8" office:value-type="string">
            <text:p text:style-name="P28">Descrição</text:p>
          </table:table-cell>
          <table:table-cell table:style-name="Tabela1.B8" office:value-type="string">
            <text:p text:style-name="P5"><text:span text:style-name="T12">Cadastrar </text:span><text:span text:style-name="T13">fornecedor</text:span></text:p>
          </table:table-cell>
        </table:table-row>
        <table:table-row table:style-name="TableLine94463706261264">
          <table:table-cell table:style-name="Tabela1.A8" office:value-type="string">
            <text:p text:style-name="P22">Pré-condição</text:p>
          </table:table-cell>
          <table:table-cell table:style-name="Tabela1.B8" office:value-type="string"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22">Pós-condição</text:p>
          </table:table-cell>
          <table:table-cell table:style-name="Tabela1.B8" office:value-type="string">
            <text:p text:style-name="P7">Exibir os dados cadastrados <text:span text:style-name="T6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23">Entradas</text:p>
          </table:table-cell>
          <table:table-cell table:style-name="Tabela1.B12" office:value-type="string">
            <text:p text:style-name="P16"/>
            <text:p text:style-name="P16">Campos pessoal<text:span text:style-name="T7"> básicos</text:span></text:p>
            <text:p text:style-name="P17">TEXTO - Nome</text:p>
            <text:p text:style-name="P3"><text:span text:style-name="T14">TEXTO - </text:span><text:span text:style-name="T15">CNPJ</text:span></text:p>
            <text:p text:style-name="P17"/>
            <text:p text:style-name="P16">Campos de endereço</text:p>
            <text:p text:style-name="P17">TEXTO - Cep</text:p>
            <text:p text:style-name="P17">TEXTO - Rua</text:p>
            <text:p text:style-name="P17">TEXTO - Quadra</text:p>
            <text:p text:style-name="P17">TEXTO - Lote</text:p>
            <text:p text:style-name="P17">TEXTO - Número</text:p>
            <text:p text:style-name="P17">TEXTO - Bairro</text:p>
            <text:p text:style-name="P17">TEXTO - Cidade</text:p>
            <text:p text:style-name="P3"><text:span text:style-name="T16">SELETOR</text:span> - UF</text:p>
            <text:p text:style-name="P17">TEXTO - Complemento</text:p>
            <text:p text:style-name="P17"/>
            <text:p text:style-name="P16">Campos de contato</text:p>
            <text:p text:style-name="P17">TEXTO - Telefone</text:p>
            <text:p text:style-name="P18">TEXTO - E-mail</text:p>
            <text:p text:style-name="P19">TEXTO - Contato</text:p>
            <text:p text:style-name="P17"/>
          </table:table-cell>
        </table:table-row>
        <table:table-row table:style-name="TableLine94463706264528">
          <table:table-cell table:style-name="Tabela1.A8" office:value-type="string">
            <text:p text:style-name="P24">Prioridade</text:p>
          </table:table-cell>
          <table:table-cell table:style-name="Tabela1.B8" office:value-type="string">
            <text:p text:style-name="P8">Essencial</text:p>
          </table:table-cell>
        </table:table-row>
        <table:table-row table:style-name="TableLine94463706265216"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5">Fluxo principal</text:p>
          </table:table-cell>
          <table:table-cell table:style-name="Tabela1.B12" office:value-type="string">
            <text:p text:style-name="P9"/>
            <text:list xml:id="list3455654162" text:style-name="L1">
              <text:list-item>
                <text:p text:style-name="P30"><text:span text:style-name="T10">Preencher</text:span><text:span text:style-name="T11"> </text:span><text:span text:style-name="T10">os dados</text:span></text:p>
              </text:list-item>
              <text:list-item>
                <text:p text:style-name="P31"><text:span text:style-name="T8">Clicar em s</text:span>alvar</text:p>
              </text:list-item>
            </text:list>
            <text:p text:style-name="P10"/>
          </table:table-cell>
        </table:table-row>
        <table:table-row table:style-name="Tabela1.11">
          <table:table-cell table:style-name="Tabela1.A12" office:value-type="string">
            <text:p text:style-name="P25">Fluxo secundário</text:p>
          </table:table-cell>
          <table:table-cell table:style-name="Tabela1.B12" office:value-type="string">
            <text:p text:style-name="P9"/>
            <text:p text:style-name="P11">Preencher dados obrigatórios</text:p>
            <text:p text:style-name="P9"/>
            <text:list xml:id="list2354263136" text:style-name="L2">
              <text:list-item>
                <text:p text:style-name="P32">Nome</text:p>
              </text:list-item>
              <text:list-item>
                <text:p text:style-name="P33">CNPJ</text:p>
              </text:list-item>
              <text:list-item>
                <text:p text:style-name="P35">Telefone</text:p>
                <text:p text:style-name="P32"/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6">Regras</text:p>
          </table:table-cell>
          <table:table-cell table:style-name="Tabela1.B12" office:value-type="string">
            <text:p text:style-name="P12"/>
            <text:p text:style-name="P13">Regras</text:p>
            <text:p text:style-name="P13"/>
            <text:list xml:id="list2391607998" text:style-name="L3">
              <text:list-item>
                <text:p text:style-name="P34">Não permitir mais de um cadastro com o mesmo CNPJ.</text:p>
              </text:list-item>
            </text:list>
            <text:p text:style-name="P14"/>
          </table:table-cell>
        </table:table-row>
        <text:soft-page-break/>
        <table:table-row table:style-name="TableLine94463706268864">
          <table:table-cell table:style-name="Tabela1.A13" office:value-type="string">
            <text:p text:style-name="P27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463706270464">
          <table:table-cell table:style-name="Tabela1.A14" office:value-type="string">
            <text:p text:style-name="P25">Versão</text:p>
          </table:table-cell>
          <table:table-cell table:style-name="Tabela1.B14" office:value-type="string">
            <text:p text:style-name="P15"><text:span text:style-name="T9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57M38S</meta:editing-duration>
    <meta:editing-cycles>72</meta:editing-cycles>
    <meta:generator>LibreOffice/6.4.7.2$Linux_X86_64 LibreOffice_project/40$Build-2</meta:generator>
    <dc:date>2022-10-01T13:29:41.554542179</dc:date>
    <meta:document-statistic meta:table-count="1" meta:image-count="0" meta:object-count="0" meta:page-count="2" meta:paragraph-count="45" meta:word-count="120" meta:character-count="673" meta:non-whitespace-character-count="604"/>
  </office:meta>
</office:document-meta>
</file>